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1.4571in"/>
    </style:style>
    <style:style style:name="co7" style:family="table-column">
      <style:table-column-properties fo:break-before="auto" style:column-width="2.1602in"/>
    </style:style>
    <style:style style:name="co8" style:family="table-column">
      <style:table-column-properties fo:break-before="auto" style:column-width="1.9681in"/>
    </style:style>
    <style:style style:name="co9" style:family="table-column">
      <style:table-column-properties fo:break-before="auto" style:column-width="2.1417in"/>
    </style:style>
    <style:style style:name="co10" style:family="table-column">
      <style:table-column-properties fo:break-before="auto" style:column-width="0.7811in"/>
    </style:style>
    <style:style style:name="co11" style:family="table-column">
      <style:table-column-properties fo:break-before="auto" style:column-width="1.1673in"/>
    </style:style>
    <style:style style:name="co12" style:family="table-column">
      <style:table-column-properties fo:break-before="auto" style:column-width="2.4693in"/>
    </style:style>
    <style:style style:name="co13" style:family="table-column">
      <style:table-column-properties fo:break-before="auto" style:column-width="2.9228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4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6" table:number-columns-repeated="1003" table:default-cell-style-name="Default"/>
        <table:table-row table:style-name="ro1">
          <table:table-cell table:style-name="ce1" office:value-type="string" calcext:value-type="string">
            <text:p>Data/hor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 do culto</text:p>
          </table:table-cell>
          <table:table-cell table:style-name="ce1" office:value-type="string" calcext:value-type="string">
            <text:p>Período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Observações</text:p>
          </table:table-cell>
          <table:table-cell table:style-name="ce1" office:value-type="string" calcext:value-type="string">
            <text:p>Textos bíblicos</text:p>
          </table:table-cell>
          <table:table-cell table:style-name="ce1" office:value-type="string" calcext:value-type="string">
            <text:p>Versão</text:p>
          </table:table-cell>
          <table:table-cell table:number-columns-repeated="2" table:style-name="ce1" office:value-type="string" calcext:value-type="string">
            <text:p>Leitura alternada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Recursos</text:p>
          </table:table-cell>
          <table:table-cell table:style-name="ce1" office:value-type="string" calcext:value-type="string">
            <text:p>Brados de Júbilo</text:p>
          </table:table-cell>
          <table:table-cell table:style-name="ce1" office:value-type="string" calcext:value-type="string">
            <text:p>Número BJ</text:p>
          </table:table-cell>
          <table:table-cell table:style-name="ce12" table:number-columns-repeated="6"/>
          <table:table-cell table:number-columns-repeated="1003"/>
        </table:table-row>
        <table:table-row table:style-name="ro1">
          <table:table-cell table:style-name="ce2" office:value-type="date" office:date-value="2022-12-16T20:01:36.52" calcext:value-type="date">
            <text:p>12/16/2022 20:01:36</text:p>
          </table:table-cell>
          <table:table-cell table:style-name="ce4" office:value-type="string" calcext:value-type="string">
            <text:p>LUIZ CARLOS TRINDADE</text:p>
          </table:table-cell>
          <table:table-cell table:style-name="ce5" office:value-type="date" office:date-value="2022-12-17" calcext:value-type="date">
            <text:p>12/17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10" office:value-type="string" calcext:value-type="string">
            <text:p>Salmo 96: 1-13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style-name="ce11" office:value-type="string" calcext:value-type="string">
            <text:p><text:a xlink:href="https://drive.google.com/open?id=1yZZas2OqMubP5Muz61t1uMMpdNx6Q7sm" xlink:type="simple">https://drive.google.com/open?id=1yZZas2OqMubP5Muz61t1uMMpdNx6Q7sm</text:a></text:p>
          </table:table-cell>
          <table:table-cell table:style-name="ce10" office:value-type="string" calcext:value-type="string">
            <text:p>Apresentação de slides (a equipe de mídia passa os slides)</text:p>
          </table:table-cell>
          <table:table-cell table:number-columns-repeated="2"/>
          <table:table-cell table:style-name="ce13" table:number-columns-repeated="6"/>
          <table:table-cell table:number-columns-repeated="1003"/>
        </table:table-row>
        <table:table-row table:style-name="ro1">
          <table:table-cell table:style-name="ce2" office:value-type="date" office:date-value="2022-12-21T20:55:53.04" calcext:value-type="date">
            <text:p>12/21/2022 20:55:53</text:p>
          </table:table-cell>
          <table:table-cell table:style-name="ce4" office:value-type="string" calcext:value-type="string">
            <text:p>Daniele </text:p>
          </table:table-cell>
          <table:table-cell table:style-name="ce6" office:value-type="date" office:date-value="2022-12-21" calcext:value-type="date">
            <text:p>12/21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Solo</text:p>
          </table:table-cell>
          <table:table-cell table:style-name="ce8" office:value-type="string" calcext:value-type="string">
            <text:p><text:a xlink:href="https://youtu.be/icgsJrv-uWk" xlink:type="simple">https://youtu.be/icgsJrv-uWk</text:a></text:p>
          </table:table-cell>
          <table:table-cell table:style-name="ce4" office:value-type="string" calcext:value-type="string">
            <text:p>Renovação de votos Ernani e Sirley. Aguardando saber o dia (Att Evelin)</text:p>
          </table:table-cell>
          <table:table-cell table:style-name="ce10"/>
          <table:table-cell table:number-columns-repeated="3"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12-21T22:50:12.18" calcext:value-type="date">
            <text:p>12/21/2022 22:50:12</text:p>
          </table:table-cell>
          <table:table-cell table:style-name="ce4" office:value-type="string" calcext:value-type="string">
            <text:p>Paulo Amaral</text:p>
          </table:table-cell>
          <table:table-cell table:style-name="ce6" office:value-type="date" office:date-value="2022-12-24" calcext:value-type="date">
            <text:p>12/24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/>
          <table:table-cell table:style-name="ce4" office:value-type="string" calcext:value-type="string">
            <text:p>Deus nos abençoe!!!!</text:p>
          </table:table-cell>
          <table:table-cell table:style-name="ce10" office:value-type="string" calcext:value-type="string">
            <text:p>Lucas 2:1-1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12-22T14:22:24.11" calcext:value-type="date">
            <text:p>12/22/2022 14:22:24</text:p>
          </table:table-cell>
          <table:table-cell table:style-name="ce4" office:value-type="string" calcext:value-type="string">
            <text:p>Mirian Mendes </text:p>
          </table:table-cell>
          <table:table-cell table:style-name="ce6" office:value-type="date" office:date-value="2022-12-25" calcext:value-type="date">
            <text:p>12/25/2022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10" office:value-type="string" calcext:value-type="string">
            <text:p>João 1:1-1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0"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2-12-23T20:55:16.23" calcext:value-type="date">
            <text:p>12/23/2022 20:55:16</text:p>
          </table:table-cell>
          <table:table-cell table:style-name="ce4" office:value-type="string" calcext:value-type="string">
            <text:p>LUIZ CARLOS TRINDADE</text:p>
          </table:table-cell>
          <table:table-cell table:style-name="ce6" office:value-type="date" office:date-value="2022-12-24" calcext:value-type="date">
            <text:p>12/24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10" office:value-type="string" calcext:value-type="string">
            <text:p>Lucas 2. 1 - 7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1" office:value-type="string" calcext:value-type="string">
            <text:p><text:a xlink:href="https://drive.google.com/open?id=1eU3kE9WBxVx0HpTTuUnbhJxGiPHPj8jl" xlink:type="simple">https://drive.google.com/open?id=1eU3kE9WBxVx0HpTTuUnbhJxGiPHPj8jl</text:a></text:p>
          </table:table-cell>
          <table:table-cell table:style-name="ce10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2-12-29T07:31:41.99" calcext:value-type="date">
            <text:p>12/29/2022 7:31:41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2-12-31" calcext:value-type="date">
            <text:p>12/31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osué 1.6-9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style-name="ce10"/>
          <table:table-cell table:style-name="ce10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1-06T18:01:00.99" calcext:value-type="date">
            <text:p>1/6/2023 18:01:00</text:p>
          </table:table-cell>
          <table:table-cell table:style-name="ce4" office:value-type="string" calcext:value-type="string">
            <text:p>Alexandre Rodrigues </text:p>
          </table:table-cell>
          <table:table-cell table:style-name="ce6" office:value-type="date" office:date-value="2023-01-08" calcext:value-type="date">
            <text:p>1/8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 e Mensagem</text:p>
          </table:table-cell>
          <table:table-cell/>
          <table:table-cell table:style-name="ce4" office:value-type="string" calcext:value-type="string">
            <text:p>Estarei lendo o texto baseado em Hebreus 6:7-9 versão NVI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1-06T22:31:18.22" calcext:value-type="date">
            <text:p>1/6/2023 22:31:18</text:p>
          </table:table-cell>
          <table:table-cell table:style-name="ce4" office:value-type="string" calcext:value-type="string">
            <text:p>Abimael Correa Rocha </text:p>
          </table:table-cell>
          <table:table-cell table:style-name="ce6" office:value-type="date" office:date-value="2023-01-07" calcext:value-type="date">
            <text:p>1/7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I João  2-18</text:p>
            <text:p>II Ts 2:8</text:p>
            <text:p>Marcos13:37</text:p>
            <text:p>João  14:3</text:p>
            <text:p>I João  2:3</text:p>
            <text:p>I João  2:4</text:p>
            <text:p>II Tm 3:1-9</text:p>
            <text:p>I Ts 4:16,17</text:p>
            <text:p>João  3:3</text:p>
            <text:p>RM 8:6-8</text:p>
            <text:p>Tg 4:4</text:p>
            <text:p>João 8:44</text:p>
            <text:p>Rm 10:9</text:p>
            <text:p>Hb 12:14</text:p>
            <text:p>Ap 2:10</text:p>
            <text:p>Mc 13:37</text:p>
            <text:p>Tg 5:8</text:p>
            <text:p>João  4:24</text:p>
            <text:p>Efesios 5:14-16</text:p>
            <text:p>Ap 22:11</text:p>
            <text:p>Ef 5:18</text:p>
            <text:p>I Ts 5:17</text:p>
            <text:p>Ap 22:20</text:p>
            <text:p>II TM 4:8</text:p>
            <text:p/>
            <text:p/>
            <text:p/>
            <text:p/>
            <text:p/>
            <text:p/>
            <text:p/>
            <text:p/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1-07T10:14:23.94" calcext:value-type="date">
            <text:p>1/7/2023 10:14:23</text:p>
          </table:table-cell>
          <table:table-cell table:style-name="ce4" office:value-type="string" calcext:value-type="string">
            <text:p>Sirley correa Rocha Ferrari Barbosa </text:p>
          </table:table-cell>
          <table:table-cell table:style-name="ce6" office:value-type="date" office:date-value="2023-01-07" calcext:value-type="date">
            <text:p>1/7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2 coríntios 5:17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3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01-13T12:09:53.93" calcext:value-type="date">
            <text:p>1/13/2023 12:09:53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1-15" calcext:value-type="date">
            <text:p>1/1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Mc 5.25-34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1-14T00:29:44.48" calcext:value-type="date">
            <text:p>1/14/2023 0:29:44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1-15" calcext:value-type="date">
            <text:p>1/1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Provérbios <text:s/>capítulo 09:10</text:p>
          </table:table-cell>
          <table:table-cell table:style-name="ce4" office:value-type="string" calcext:value-type="string">
            <text:p>Almeida Revista e Corrigida (ARC)</text:p>
          </table:table-cell>
          <table:table-cell table:style-name="ce4" office:value-type="string" calcext:value-type="string">
            <text:p>Não</text:p>
          </table:table-cell>
          <table:table-cell table:number-columns-repeated="2"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01-20T07:36:37.12" calcext:value-type="date">
            <text:p>1/20/2023 7:36:37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1-21" calcext:value-type="date">
            <text:p>1/2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Lc15.2-7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Homens / Mulheres</text:p>
          </table:table-cell>
          <table:table-cell/>
          <table:table-cell table:style-name="ce4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Sim - versão antiga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3-01-27T20:38:49.87" calcext:value-type="date">
            <text:p>1/27/2023 20:38:49</text:p>
          </table:table-cell>
          <table:table-cell table:style-name="ce4" office:value-type="string" calcext:value-type="string">
            <text:p>LUIZ TRINDADE</text:p>
          </table:table-cell>
          <table:table-cell table:style-name="ce6" office:value-type="date" office:date-value="2023-01-28" calcext:value-type="date">
            <text:p>1/28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Filipenses 2. 1 - 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8" office:value-type="string" calcext:value-type="string">
            <text:p><text:a xlink:href="https://drive.google.com/open?id=1TRZhJprQNegua5xzCReLPC7TqQB4NQuv" xlink:type="simple">https://drive.google.com/open?id=1TRZhJprQNegua5xzCReLPC7TqQB4NQuv</text:a>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23-02-03T16:45:21.57" calcext:value-type="date">
            <text:p>2/3/2023 16:45:21</text:p>
          </table:table-cell>
          <table:table-cell table:style-name="ce4" office:value-type="string" calcext:value-type="string">
            <text:p>LUIZ TRINDADE</text:p>
          </table:table-cell>
          <table:table-cell table:style-name="ce6" office:value-type="date" office:date-value="2023-02-05" calcext:value-type="date">
            <text:p>2/5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Salmo 145&gt; 1 - 6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/>
          <table:table-cell table:style-name="ce4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02-04T01:05:35.13" calcext:value-type="date">
            <text:p>2/4/2023 1:05:35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2-04" calcext:value-type="date">
            <text:p>2/4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inistração da escola bíblica sabatiista</text:p>
          </table:table-cell>
          <table:table-cell/>
          <table:table-cell table:style-name="ce4" office:value-type="string" calcext:value-type="string">
            <text:p>Não será usado meios de ilustração 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3-02-04T01:08:01.73" calcext:value-type="date">
            <text:p>2/4/2023 1:08:01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2-05" calcext:value-type="date">
            <text:p>2/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Salmos 1:1 a 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Não</text:p>
          </table:table-cell>
          <table:table-cell table:number-columns-repeated="3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02-09T18:51:40.45" calcext:value-type="date">
            <text:p>2/9/2023 18:51:40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04" calcext:value-type="date">
            <text:p>2/4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S 5:13-1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Homens / Mulheres</text:p>
          </table:table-cell>
          <table:table-cell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3-02-09T18:54:58.23" calcext:value-type="date">
            <text:p>2/9/2023 18:54:58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11" calcext:value-type="date">
            <text:p>2/1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Josué 24.13-1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02-09T18:57:23.02" calcext:value-type="date">
            <text:p>2/9/2023 18:57:23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12" calcext:value-type="date">
            <text:p>2/12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Atos 3.1-6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3-02-09T21:33:37.49" calcext:value-type="date">
            <text:p>2/9/2023 21:33:37</text:p>
          </table:table-cell>
          <table:table-cell table:style-name="ce4" office:value-type="string" calcext:value-type="string">
            <text:p>ABIMAEL CORREA ROCHA </text:p>
          </table:table-cell>
          <table:table-cell table:style-name="ce6" office:value-type="date" office:date-value="2023-02-12" calcext:value-type="date">
            <text:p>2/12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Atos 16:25</text:p>
            <text:p>Mateus 24:12</text:p>
            <text:p>lI Coríntios 4:3,4</text:p>
            <text:p>Êxodo  11:4-7</text:p>
            <text:p>Êxodo 12:29-32</text:p>
            <text:p>Juízes 7:9</text:p>
            <text:p>Juízes 7:19-22</text:p>
            <text:p>Juízes 16:3</text:p>
            <text:p>Atos 16:25,26</text:p>
            <text:p>Mateus 25:6</text:p>
            <text:p>Mateus 25:10</text:p>
            <text:p/>
            <text:p/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2-10T19:01:12.07" calcext:value-type="date">
            <text:p>2/10/2023 19:01:12</text:p>
          </table:table-cell>
          <table:table-cell table:style-name="ce4" office:value-type="string" calcext:value-type="string">
            <text:p>LUIZ CARLOS TRINDADE</text:p>
          </table:table-cell>
          <table:table-cell table:style-name="ce6" office:value-type="date" office:date-value="2023-02-11" calcext:value-type="date">
            <text:p>2/1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uízes 7: 1 - 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2"/>
          <table:table-cell table:style-name="ce9" table:number-columns-repeated="3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13" table:number-columns-repeated="6"/>
          <table:table-cell table:number-columns-repeated="1003"/>
        </table:table-row>
        <table:table-row table:style-name="ro1" table:number-rows-repeated="99">
          <table:table-cell table:style-name="ce3" table:number-columns-repeated="2"/>
          <table:table-cell table:style-name="ce7"/>
          <table:table-cell table:style-name="ce3" table:number-columns-repeated="2"/>
          <table:table-cell table:style-name="ce9" table:number-columns-repeated="3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13" table:number-columns-repeated="6"/>
          <table:table-cell table:number-columns-repeated="1003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Respostas ao formulário 1'.A1:'Respostas ao formulário 1'.U1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postas_20_ao_20_formulário_20_1" style:display-name="PageStyle_Respostas ao formulário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8T17:02:30.995223849</dc:date>
    <meta:editing-duration>PT2H1M35S</meta:editing-duration>
    <meta:editing-cycles>1</meta:editing-cycles>
    <meta:document-statistic meta:table-count="1" meta:cell-count="208" meta:object-count="0"/>
    <meta:generator>LibreOffice/7.3.7.2$Linux_X86_64 LibreOffice_project/30$Build-2</meta:generator>
  </office:meta>
</office:document-meta>
</file>